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Iterator.LineIterator( final 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neIter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eIterator.closeQuietly( Reader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rator.closeQuietly( Line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Iterator.next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eIterator.has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eIterator.isValid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